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7ee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83a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af1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83a6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af19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283a6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a5fa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c9b3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fo:font-weight="bold" officeooo:rsid="00315751" officeooo:paragraph-rsid="0031575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bold" officeooo:rsid="0031d1d4" officeooo:paragraph-rsid="0031d1d4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a5fa0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c9b3e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fo:font-weight="normal" officeooo:rsid="002f585a" officeooo:paragraph-rsid="002f585a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1575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1d1d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weight="normal" officeooo:rsid="001ee681" officeooo:paragraph-rsid="00283a64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fo:background-color="#ffff00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fo:background-color="#ffff0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39a0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39a08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fo:font-weight="bold" officeooo:rsid="00283a64" style:font-weight-asian="bold" style:font-weight-complex="bold"/>
    </style:style>
    <style:style style:name="T7" style:family="text">
      <style:text-properties fo:font-weight="bold" officeooo:rsid="002a5fa0" style:font-weight-asian="bold" style:font-weight-complex="bold"/>
    </style:style>
    <style:style style:name="T8" style:family="text">
      <style:text-properties fo:font-weight="bold" officeooo:rsid="002af19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182e1" style:font-weight-asian="normal" style:font-weight-complex="normal"/>
    </style:style>
    <style:style style:name="T11" style:family="text">
      <style:text-properties fo:font-weight="normal" officeooo:rsid="002c9b3e" style:font-weight-asian="normal" style:font-weight-complex="normal"/>
    </style:style>
    <style:style style:name="T12" style:family="text">
      <style:text-properties officeooo:rsid="0022cb62"/>
    </style:style>
    <style:style style:name="T13" style:family="text">
      <style:text-properties officeooo:rsid="001f5049"/>
    </style:style>
    <style:style style:name="T14" style:family="text">
      <style:text-properties officeooo:rsid="0024bcc9"/>
    </style:style>
    <style:style style:name="T15" style:family="text">
      <style:text-properties officeooo:rsid="00257aff"/>
    </style:style>
    <style:style style:name="T16" style:family="text">
      <style:text-properties officeooo:rsid="00270ca7"/>
    </style:style>
    <style:style style:name="T17" style:family="text">
      <style:text-properties officeooo:rsid="0027ee56"/>
    </style:style>
    <style:style style:name="T18" style:family="text">
      <style:text-properties officeooo:rsid="00283a64"/>
    </style:style>
    <style:style style:name="T19" style:family="text">
      <style:text-properties officeooo:rsid="001ee681"/>
    </style:style>
    <style:style style:name="T20" style:family="text">
      <style:text-properties officeooo:rsid="002a5fa0"/>
    </style:style>
    <style:style style:name="T21" style:family="text">
      <style:text-properties officeooo:rsid="002af19b"/>
    </style:style>
    <style:style style:name="T22" style:family="text">
      <style:text-properties officeooo:rsid="002c9b3e"/>
    </style:style>
    <style:style style:name="T23" style:family="text">
      <style:text-properties officeooo:rsid="002f585a"/>
    </style:style>
    <style:style style:name="T24" style:family="text">
      <style:text-properties officeooo:rsid="00315751"/>
    </style:style>
    <style:style style:name="T25" style:family="text">
      <style:text-properties officeooo:rsid="0032f3da"/>
    </style:style>
    <style:style style:name="T26" style:family="text">
      <style:text-properties officeooo:rsid="00315751" fo:background-color="#ffff00" loext:char-shading-value="0"/>
    </style:style>
    <style:style style:name="T27" style:family="text">
      <style:text-properties officeooo:rsid="00315751" fo:background-color="#ffff00" loext:char-shading-value="0"/>
    </style:style>
    <style:style style:name="T28" style:family="text">
      <style:text-properties officeooo:rsid="0032f3da" fo:background-color="#ffff00" loext:char-shading-value="0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0339a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LISTA DE REQUISITOS</text:p>
      <text:p text:style-name="P1"/>
      <text:p text:style-name="P2">1. Stakeholder Request (STRQ)</text:p>
      <text:p text:style-name="P3">Domínio em estudo -Sistema de Cadastro de Alunos</text:p>
      <text:p text:style-name="P3"/>
      <text:p text:style-name="P2">STRQ1 – Logar no sistema</text:p>
      <text:p text:style-name="P3">Descrição: O sistema deverá exibir a tela de login para o <text:span text:style-name="T17">funcionário/voluntário</text:span> colocar suas credenciais <text:span text:style-name="T12">(login e senha)</text:span>, <text:span text:style-name="T14">que deverá haver uma verificação </text:span>se está correto ou não os dados fornecidos.</text:p>
      <text:p text:style-name="P3"/>
      <text:p text:style-name="P3"><text:span text:style-name="T1">STRQ2 –</text:span><text:span text:style-name="T2"> Cadastro de aluno</text:span></text:p>
      <text:p text:style-name="P3">Descrição: O sistema deverá <text:span text:style-name="T12">haver um cadastro de alunos, contendo: nome completo, CPF, RG, data de nascimento, endereço, nome completo do(s) responsável(is), telefone de contato (fixo e/ou celular) e e-mail</text:span>.</text:p>
      <text:p text:style-name="P3"/>
      <text:p text:style-name="P4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10"><text:span text:style-name="T13">D</text:span>escrição: <text:span text:style-name="T14">No cadastro do aluno, deverá haver uma seção onde serão inseridos os cursos que o aluno está matriculado, contendo data de início e término. Os cursos já finalizados deverão ficar no histórico.</text:span></text:p>
      <text:p text:style-name="P10"/>
      <text:p text:style-name="P5"><text:span text:style-name="T1">STRQ</text:span><text:span text:style-name="T5">4</text:span><text:span text:style-name="T1"> –</text:span><text:span text:style-name="T2"> </text:span><text:span text:style-name="T4">Aviso na matrícula de cursos</text:span></text:p>
      <text:p text:style-name="P11"><text:span text:style-name="T13">D</text:span>escrição: <text:span text:style-name="T14">Um aluno apenas poderá estar matriculado como “ativo” em apenas dois cursos, caso tente-se matricular em um terceiro curso, o sistema deverá avisar e não permitir a matrícula.</text:span></text:p>
      <text:p text:style-name="P11"/>
      <text:p text:style-name="P5"><text:span text:style-name="T1">STRQ</text:span><text:span text:style-name="T5">5</text:span><text:span text:style-name="T1"> –</text:span><text:span text:style-name="T2"> </text:span><text:span text:style-name="T4">Código de aluno</text:span></text:p>
      <text:p text:style-name="P11"><text:span text:style-name="T13">D</text:span>escrição: <text:span text:style-name="T14">Cada aluno deverá ter um código de matrícula, sendo um número sequencial gerado na hora da matrícula. Esse número não poderá ser alterado nem duplicado.</text:span></text:p>
      <text:p text:style-name="P11"/>
      <text:p text:style-name="P6"><text:span text:style-name="T1">STRQ</text:span><text:span text:style-name="T5">6</text:span><text:span text:style-name="T1"> –</text:span><text:span text:style-name="T2"> </text:span><text:span text:style-name="T5">Aluno duplicado</text:span></text:p>
      <text:p text:style-name="P12"><text:span text:style-name="T13">D</text:span>escrição: <text:span text:style-name="T15">No sistema não deverá existir cadastro duplicado de aluno, isto é, mesmo aluno com mais de um número de matrícula. Caso tente-se cadastrar aluno já cadastrado, o sistema deverá avisar.</text:span></text:p>
      <text:p text:style-name="P12"/>
      <text:p text:style-name="P6"><text:span text:style-name="T1">STRQ</text:span><text:span text:style-name="T5">7</text:span><text:span text:style-name="T1"> –</text:span><text:span text:style-name="T2"> </text:span><text:span text:style-name="T5">Alteração de dados dos alunos</text:span></text:p>
      <text:p text:style-name="P12"><text:span text:style-name="T13">D</text:span>escrição: <text:span text:style-name="T15">O sistema deverá permitir alteração dos dados cadastrais dos alunos, e todas as alterações deverão ficar em histórico, contendo data, qual a alteração efetuada e pessoa responsável pela atualização do cadastro.</text:span></text:p>
      <text:p text:style-name="P3"/>
      <text:p text:style-name="P6"><text:span text:style-name="T1">STRQ</text:span><text:span text:style-name="T5">8</text:span><text:span text:style-name="T1"> –</text:span><text:span text:style-name="T2"> </text:span><text:span text:style-name="T5">Exclusão de aluno</text:span></text:p>
      <text:p text:style-name="P12"><text:span text:style-name="T13">D</text:span>escrição: <text:span text:style-name="T16">O sistema deverá permitir a exclusão de cadastro de aluno, porém, o número de matrícula não poderá ser reutilizado para outro aluno.</text:span></text:p>
      <text:p text:style-name="P3"/>
      <text:p text:style-name="P7"><text:span text:style-name="T1">STRQ</text:span><text:span text:style-name="T6">9</text:span><text:span text:style-name="T1"> –</text:span><text:span text:style-name="T2"> </text:span><text:span text:style-name="T6">Cadastro de professor </text:span></text:p>
      <text:p text:style-name="P13"><text:span text:style-name="T13">D</text:span>escrição: <text:span text:style-name="T19">O sistema deverá </text:span>haver um cadastro de <text:span text:style-name="T18">professor</text:span>, contendo: nome completo, CPF, RG, data de nascimento, endereço, telefone de contato (fixo e/ou celular), e-mail <text:span text:style-name="T18">e formação acadêmica.</text:span></text:p>
      <text:p text:style-name="P37"><text:span text:style-name="T1">STRQ</text:span><text:span text:style-name="T7">10</text:span> <text:span text:style-name="T1">– </text:span><text:span text:style-name="T6">Histórico de matérias lecionadas</text:span></text:p>
      <text:p text:style-name="P16">Descrição: No cadastro do professor, deverá haver uma seção onde serão inseridos os cursos que ele leciona, contendo data de início e término.</text:p>
      <text:p text:style-name="P8"/>
      <text:p text:style-name="P9"><text:span text:style-name="T1">STRQ</text:span><text:span text:style-name="T8">11</text:span><text:span text:style-name="T1"> –</text:span><text:span text:style-name="T2"> </text:span><text:span text:style-name="T4">Código de </text:span><text:span text:style-name="T8">professor</text:span></text:p>
      <text:p text:style-name="P14"><text:span text:style-name="T13">D</text:span>escrição: <text:span text:style-name="T14">Cada professor deverá haver um código, sendo um número sequencial gerado na hora do cadastro. Esse número não poderá ser alterado nem duplicado.</text:span></text:p>
      <text:p text:style-name="P14"/>
      <text:p text:style-name="P9"><text:span text:style-name="T1">STRQ</text:span><text:span text:style-name="T8">12</text:span><text:span text:style-name="T1"> –</text:span><text:span text:style-name="T2"> </text:span><text:span text:style-name="T8">Professor</text:span><text:span text:style-name="T5"> duplicado</text:span></text:p>
      <text:p text:style-name="P14"><text:span text:style-name="T13">D</text:span>escrição: <text:span text:style-name="T15">No sistema não deverá existir cadastro duplicado de professor, isto é, mesmo professor com mais de um código. Caso tente-se cadastrar professor já cadastrado, o sistema deverá avisar.</text:span></text:p>
      <text:p text:style-name="P14"/>
      <text:p text:style-name="P9"><text:span text:style-name="T1">STRQ</text:span><text:span text:style-name="T8">13</text:span><text:span text:style-name="T1"> –</text:span><text:span text:style-name="T2"> </text:span><text:span text:style-name="T5">Alteração de dados dos </text:span><text:span text:style-name="T8">professores</text:span></text:p>
      <text:p text:style-name="P14"><text:span text:style-name="T13">D</text:span>escrição: <text:span text:style-name="T15">O sistema deverá permitir alteração dos dados cadastrais dos professores, e todas as alterações deverão ficar em histórico, contendo data, qual a alteração efetuada e pessoa responsável pela atualização do cadastro.</text:span></text:p>
      <text:p text:style-name="P9"/>
      <text:p text:style-name="P9"><text:span text:style-name="T1">STRQ</text:span><text:span text:style-name="T8">14</text:span><text:span text:style-name="T1"> –</text:span><text:span text:style-name="T2"> </text:span><text:span text:style-name="T5">Exclusão de </text:span><text:span text:style-name="T8">professor</text:span></text:p>
      <text:p text:style-name="P14"><text:span text:style-name="T13">D</text:span>escrição: <text:span text:style-name="T16">O sistema deverá permitir a exclusão de cadastro de professor, porém, o número de matrícula não poderá ser reutilizado para outro professor.</text:span></text:p>
      <text:p text:style-name="P15"/>
      <text:p text:style-name="P18">STRQ<text:span text:style-name="T15">15</text:span> – <text:span text:style-name="T20">Cadastro de cursos</text:span></text:p>
      <text:p text:style-name="P27">Descrição: <text:span text:style-name="T19">O sistema deverá haver um cadastro de cursos, contendo: nome do curso, data de início e término do oferecimento do curso da diaconia para a comunidade.</text:span></text:p>
      <text:p text:style-name="P27"/>
      <text:p text:style-name="P19">STRQ<text:span text:style-name="T15">16</text:span> – <text:span text:style-name="T22">Amarração de curso-professor</text:span></text:p>
      <text:p text:style-name="P19"><text:span text:style-name="T9">Descrição: </text:span><text:span text:style-name="T11">Ao cadastrar um curso como matéria lecionada por um professor, o sistema deverá linkar as informações deste professor para o cadastro do curso.</text:span></text:p>
      <text:p text:style-name="P28"/>
      <text:p text:style-name="P17">STRQ<text:span text:style-name="T15">16</text:span> – Relatório de professor</text:p>
      <text:p text:style-name="P26">Descrição: O sistema deverá exibir uma listagem com todas as informações dos professores cadastrados no sistema.</text:p>
      <text:p text:style-name="P26"/>
      <text:p text:style-name="P20">STRQ<text:span text:style-name="T15">19</text:span> – Relatório de curso</text:p>
      <text:p text:style-name="P29">Descrição: O sistema deverá exibir uma listagem com todas as informações dos cursos cadastrados no sistema.</text:p>
      <text:p text:style-name="P29"/>
      <text:p text:style-name="P20">STRQ<text:span text:style-name="T21">20</text:span> – Possibilidade de alteração no cadastro de curso</text:p>
      <text:p text:style-name="P29">Descrição: O sistema deverá permitir alterar as informações do curso já cadastrado no sistema mantendo o histórico de alterações.</text:p>
      <text:p text:style-name="P29"/>
      <text:p text:style-name="P20">STRQ<text:span text:style-name="T21">2</text:span>1 – Reportar erro</text:p>
      <text:p text:style-name="P29">Descrição: O sistema deverá exibir um formulário para preencher o problema encontrando no sistema.</text:p>
      <text:p text:style-name="P29"/>
      <text:p text:style-name="P38">STRQ22 – Gerar R.A.</text:p>
      <text:p text:style-name="P39">Descrição: O sistema deverá gerar um R.A. para o aluno que for cadastrado, seguindo uma sequencia lógica conforme for cadastrando os alunos. <text:span text:style-name="T25">(mesmo da STRQ5?)</text:span></text:p>
      <text:p text:style-name="P32"/>
      <text:p text:style-name="P23"/>
      <text:p text:style-name="P23"/>
      <text:p text:style-name="P23"><text:soft-page-break/>STRQ23 – <text:span text:style-name="T23">Relatório por aluno</text:span></text:p>
      <text:p text:style-name="P33">Descrição: O sistema deverá exibir uma listagem <text:span text:style-name="T24">de aluno em ordem alfabética contendo as informações cadastradas. (</text:span><text:span text:style-name="T27">quais informações cada relatório deverá ter? </text:span><text:span text:style-name="T28">Questionar Giuliana</text:span><text:span text:style-name="T27">)</text:span></text:p>
      <text:p text:style-name="P33"/>
      <text:p text:style-name="P24">STRQ24 – Relatório por bairro</text:p>
      <text:p text:style-name="P40">Descrição: O sistema deverá exibir uma listagem <text:span text:style-name="T30">dos alunos organizados por </text:span>bairro.(<text:span text:style-name="T29">quais informações cada relatório deverá ter? </text:span><text:span text:style-name="T28">Questionar Giuliana</text:span><text:span text:style-name="T29">)</text:span></text:p>
      <text:p text:style-name="P34"/>
      <text:p text:style-name="P25">STRQ25 – Relatório por cidade</text:p>
      <text:p text:style-name="P41">Descrição: <text:span text:style-name="T24">O sistema deverá exibir uma listagem dos alunos organizados por cidade.(</text:span><text:span text:style-name="T27">quais informações cada relatório deverá ter? </text:span><text:span text:style-name="T28">Questionar Giuliana</text:span><text:span text:style-name="T27">)</text:span></text:p>
      <text:p text:style-name="P35"/>
      <text:p text:style-name="P25">STRQ26 – Relatório por religião</text:p>
      <text:p text:style-name="P41">Descrição: <text:span text:style-name="T24">O sistema deverá exibir uma listagem dos alunos organizados por religião.(</text:span><text:span text:style-name="T27">quais informações cada relatório deverá ter? </text:span><text:span text:style-name="T28">Questionar Giuliana</text:span><text:span text:style-name="T27">)</text:span></text:p>
      <text:p text:style-name="P33"/>
      <text:p text:style-name="P29"/>
      <text:p text:style-name="P29"/>
      <text:p text:style-name="P29"/>
      <text:p text:style-name="P29"/>
      <text:p text:style-name="P20"/>
      <text:p text:style-name="P20"/>
      <text:p text:style-name="P20"/>
      <text:p text:style-name="P20">2. Necessidades (NEC)</text:p>
      <text:p text:style-name="P20"/>
      <text:p text:style-name="P20">NEC1 – Banco de dados</text:p>
      <text:p text:style-name="P21"><text:span text:style-name="T9">Descrição: Um banco de dados será extremamente necessário para o sistema do cliente, para que sejam cadastrados as informações dos alunos, cursos e professores </text:span><text:span text:style-name="T10">e para que haja um melhor controle sobre as informações. </text:span></text:p>
      <text:p text:style-name="P30"/>
      <text:p text:style-name="P22">NEC2 – Gerenciamento por cadastro</text:p>
      <text:p text:style-name="P31">Descrição: Os cadastros deverão conter RA’s para que os mesmo sejam diferenciados e para que possibilite uma busca no sistema de modo mais ráp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11-07T19:39:10.184000000</dc:date>
    <meta:editing-duration>PT35M32S</meta:editing-duration>
    <meta:editing-cycles>5</meta:editing-cycles>
    <meta:generator>LibreOffice/5.2.0.4$Windows_X86_64 LibreOffice_project/066b007f5ebcc236395c7d282ba488bca6720265</meta:generator>
    <meta:document-statistic meta:table-count="0" meta:image-count="0" meta:object-count="0" meta:page-count="3" meta:paragraph-count="58" meta:word-count="807" meta:character-count="5415" meta:non-whitespace-character-count="4637"/>
  </office:meta>
</office:document-meta>
</file>